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sub>
              <mi>W</mi>
              <mtext>AB</mtext>
            </msub>
            <mrow>
              <mspace width="0.5em"/>
              <mo stretchy="false">=</mo>
              <mrow>
                <mspace width="0.5em"/>
                <mo stretchy="false">−</mo>
                <mrow>
                  <munderover>
                    <mo stretchy="false">∫</mo>
                    <mtext>B</mtext>
                    <mtext>A</mtext>
                  </munderover>
                  <mstyle mathvariant="bold">
                    <mi>F</mi>
                  </mstyle>
                </mrow>
              </mrow>
            </mrow>
            <mrow>
              <mspace width="0.5em"/>
              <mo stretchy="false">⋅</mo>
              <mspace width="0.5em"/>
            </mrow>
            <mtext>d</mtext>
            <mstyle mathvariant="bold">
              <mi>r</mi>
            </mstyle>
            <mrow>
              <mspace width="0.5em"/>
              <mo stretchy="false">=</mo>
              <mrow>
                <mspace width="0.5em"/>
                <mo stretchy="false">−</mo>
                <mi>q</mi>
              </mrow>
            </mrow>
            <mrow>
              <munderover>
                <mo stretchy="false">∫</mo>
                <mtext>B</mtext>
                <mtext>A</mtext>
              </munderover>
              <mstyle mathvariant="bold">
                <mi>E</mi>
              </mstyle>
            </mrow>
            <mrow>
              <mspace width="0.5em"/>
              <mo stretchy="false">⋅</mo>
              <mspace width="0.5em"/>
            </mrow>
            <mtext>d</mtext>
            <mstyle mathvariant="bold">
              <mi>r</mi>
            </mstyle>
            <mrow>
              <mspace width="0.5em"/>
              <mo stretchy="false">=</mo>
              <mspace/>
            </mrow>
          </mrow>
        </mtd>
      </mtr>
      <mtr>
        <mtd>
          <mrow>
            <mrow>
              <mspace width="0.5em"/>
              <mo stretchy="false">=</mo>
              <mspace width="0.5em"/>
            </mrow>
            <mi>q</mi>
            <mrow>
              <munderover>
                <mo stretchy="false">∫</mo>
                <mtext>B</mtext>
                <mtext>A</mtext>
              </munderover>
              <mtext>d</mtext>
            </mrow>
            <mi mathvariant="normal">ϕ</mi>
            <mrow>
              <mspace width="0.5em"/>
              <mo stretchy="false">=</mo>
              <mspace width="0.5em"/>
            </mrow>
            <mi>q</mi>
            <mrow>
              <mo fence="true" stretchy="false">[</mo>
              <mrow>
                <mrow>
                  <mi mathvariant="normal">ϕ</mi>
                  <mrow>
                    <mrow>
                      <mo fence="true" stretchy="false">(</mo>
                      <mrow>
                        <mtext>A</mtext>
                      </mrow>
                      <mo fence="true" stretchy="false">)</mo>
                    </mrow>
                    <mo stretchy="false">−</mo>
                    <mi mathvariant="normal">ϕ</mi>
                  </mrow>
                  <mrow>
                    <mo fence="true" stretchy="false">(</mo>
                    <mrow>
                      <mtext>B</mtext>
                    </mrow>
                    <mo fence="true" stretchy="false">)</mo>
                  </mrow>
                </mrow>
              </mrow>
              <mo fence="true" stretchy="false">]</mo>
            </mrow>
            <mrow>
              <mspace width="0.5em"/>
              <mo stretchy="false">=</mo>
              <mspace width="0.5em"/>
            </mrow>
            <mi>q</mi>
            <msub>
              <mi>U</mi>
              <mtext>AB</mtext>
            </msub>
          </mrow>
        </mtd>
      </mtr>
    </mtable>
    <annotation encoding="StarMath 5.0">W_{ "AB" } `=` - int from "B" to "A" bold F `cdot` "d" bold r `=`  - q int from "B" to "A" bold E `cdot` "d" bold r `=` newline
 `=` q int from "B" to "A" "d" %iphi `=` q [ %iphi ("A") - %iphi ("B") ] `=` q U_{ "AB"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0:54:17.689000000</meta:creation-date>
    <meta:generator>LibreOffice/4.2.4.2$Windows_x86 LibreOffice_project/63150712c6d317d27ce2db16eb94c2f3d7b699f8</meta:generator>
  </office:meta>
</office:document-meta>
</file>